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style:font-name="Nimbus Sans" fo:font-weight="bold" officeooo:rsid="00010cd5" officeooo:paragraph-rsid="00010cd5" style:font-weight-asian="bold" style:font-weight-complex="bold"/>
    </style:style>
    <style:style style:name="P2" style:family="paragraph" style:parent-style-name="Standard">
      <style:text-properties fo:color="#000000" loext:opacity="100%" style:font-name="Nimbus Sans" fo:font-weight="bold" officeooo:rsid="00010cd5" officeooo:paragraph-rsid="00010cd5" style:font-weight-asian="bold" style:font-weight-complex="bold"/>
    </style:style>
    <style:style style:name="P3" style:family="paragraph" style:parent-style-name="Text_20_body" style:list-style-name="L1">
      <style:text-properties fo:font-variant="normal" fo:text-transform="none" fo:color="#000000" loext:opacity="100%" style:font-name="Source Serif Pro" fo:font-size="13.5pt" fo:letter-spacing="normal" fo:font-style="normal" fo:font-weight="normal" officeooo:rsid="00010cd5" officeooo:paragraph-rsid="00010cd5" style:font-weight-asian="normal" style:font-weight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rsid="00010cd5"/>
    </style:style>
    <style:style style:name="P5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rsid="00010cd5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rsid="00010cd5"/>
    </style:style>
    <style:style style:name="P7" style:family="paragraph" style:parent-style-name="Standard">
      <style:text-properties fo:color="#000000" loext:opacity="100%" style:font-name="Nimbus Sans" fo:font-weight="normal" officeooo:rsid="00010cd5" officeooo:paragraph-rsid="00010cd5" style:font-weight-asian="normal" style:font-weight-complex="normal"/>
    </style:style>
    <text:list-style style:name="L1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2.007cm" text:min-label-width="0.499cm"/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O COMPUTACIONAL: FUNDAMENTOS DA COMPUTAÇÃO E LÓGICA DE PROGRAMAÇÃO</text:p>
      <text:p text:style-name="P2"/>
      <text:list text:style-name="L1">
        <text:list-item>
          <text:p text:style-name="P3">A decomposição de problemas para facilitar a resolução e comunicação.</text:p>
        </text:list-item>
        <text:list-item>
          <text:p text:style-name="P4">O reconhecimento de padrões para otimizar soluções e aumentar a produtividade.</text:p>
        </text:list-item>
        <text:list-item>
          <text:p text:style-name="P4">A reutilização de soluções existentes através de bibliotecas e frameworks.</text:p>
        </text:list-item>
        <text:list-item>
          <text:p text:style-name="P4">A importância da abstração para ocultar complexidade e destacar informações relevantes.</text:p>
        </text:list-item>
        <text:list-item>
          <text:p text:style-name="P4">A função dos algoritmos como sequência de instruções claras para resolver problemas.</text:p>
        </text:list-item>
        <text:list-item>
          <text:p text:style-name="P4">O papel da abstração na gestão de recursos de hardware e computação em nuvem.</text:p>
        </text:list-item>
        <text:list-item>
          <text:p text:style-name="P5">A aplicação prática de algoritmos em programação e atividades cotidianas.</text:p>
        </text:list-item>
      </text:list>
      <text:p text:style-name="P6"/>
      <text:p text:style-name="P6">Ao longo do curso, vimos como construir algoritmos com lógica clara e estruturada. Mas, para que o computador realmente entenda essas instruções, precisamos traduzi-las para uma linguagem de programação.</text:p>
      <text:p text:style-name="P6"/>
      <text:p text:style-name="P6">Uma linguagem de programação é um conjunto de palavras-chave, regras de escrita (sintaxe) e símbolos que permitem escrever instruções que podem ser interpretadas por um computador. Elas funcionam como uma ponte entre o pensamento lógico humano e a execução da máquina.</text:p>
      <text:p text:style-name="P6"/>
      <text:p text:style-name="P6">Entretanto, talvez você esteja com uma questão por aí: por que existem tantas linguagens diferentes, como Python, JavaScript, Java, C#, Go, entre outras?</text:p>
      <text:p text:style-name="P6"/>
      <text:p text:style-name="P6">A resposta está nos contextos de uso e nas prioridades de cada linguagem. Algumas são mais simples e didáticas, ideais para quem está começando. Outras são usadas para aplicações web, mobile, sistemas embarcados ou <text:soft-page-break/>jogos, com diferentes níveis de desempenho, segurança e controle sobre o hardware.</text:p>
      <text:p text:style-name="P6"/>
      <text:p text:style-name="P6">Mesmo com tantas opções, o mais importante é entender que todas compartilham os mesmos fundamentos que você já aprendeu aqui: variáveis, condições, loops, funções e estrutura lógica.</text:p>
      <text:p text:style-name="P6"/>
      <text:p text:style-name="P6">Na prática, o que muda é a forma de escrever, mas o raciocínio continua sendo o mesmo.</text:p>
      <text:p text:style-name="P6"/>
      <text:p text:style-name="P6"/>
      <text:p text:style-name="P6">Nesta aula, exploramos como os computadores entendem as linguagens de programação, focando nos seguintes pontos:</text:p>
      <text:p text:style-name="P6"/>
      <text:p text:style-name="P6">Linguagem de Máquina: O computador entende apenas código binário (0 e 1).</text:p>
      <text:p text:style-name="P6">Abstração: Linguagens de programação servem para abstrair a sintaxe lógica, facilitando a escrita de instruções para o computador.</text:p>
      <text:p text:style-name="P6">Evolução: Nos primórdios, a programação era feita diretamente com cabos, evoluindo para linguagens de alto nível.</text:p>
      <text:p text:style-name="P6">Níveis de Linguagem:</text:p>
      <text:p text:style-name="P6">Baixo Nível: Próximas ao hardware (ex: Assembly).</text:p>
      <text:p text:style-name="P6">Alto Nível: Mais abstratas e amigáveis (ex: Python, Java).</text:p>
      <text:p text:style-name="P6">Tradução:</text:p>
      <text:p text:style-name="P6">Compiladores: Traduzem o código fonte para código de máquina antes da execução.</text:p>
      <text:p text:style-name="P6">Interpretadores: Traduzem e executam o código linha por linha em tempo real.</text:p>
      <text:p text:style-name="P6"><text:soft-page-break/>Desempenho: Linguagens compiladas tendem a ser mais rápidas, mas linguagens interpretadas facilitam a depuração e teste.</text:p>
      <text:p text:style-name="P6">Em resumo, a aula aborda a jornada desde o código binário até as linguagens de alto nível, explicando como o computador "traduz" e executa nossas instruções.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2:52:42.841300062</meta:creation-date>
    <dc:date>2025-10-27T14:29:26.999597432</dc:date>
    <meta:editing-duration>PT41M32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3" meta:paragraph-count="26" meta:word-count="424" meta:character-count="2809" meta:non-whitespace-character-count="2418"/>
  </office:meta>
</office:document-meta>
</file>